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68"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70"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74"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style:style style:name="T77" style:family="text">
      <style:text-properties officeooo:rsid="00bb58c8"/>
    </style:style>
    <style:style style:name="T78" style:family="text">
      <style:text-properties officeooo:rsid="00bcfc0c"/>
    </style:style>
    <style:style style:name="T79" style:family="text">
      <style:text-properties officeooo:rsid="00bf50ac"/>
    </style:style>
    <style:style style:name="T80" style:family="text">
      <style:text-properties officeooo:rsid="00c494e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text:soft-page-break/>Часть 3</text:p>
      <text:p text:style-name="P167">О жизни</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Здоровье</text:p>
      <text:p text:style-name="P168"/>
      <text:p text:style-name="P169"><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69"/>
      <text:p text:style-name="P169"><text:tab/><text:span text:style-name="T9">О радости физических упражнений. </text:span><text:span text:style-name="T77">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69"/>
      <text:p text:style-name="P170"><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70"/>
      <text:p text:style-name="P171"><text:tab/><text:span text:style-name="T9">О питании. </text:span><text:span text:style-name="T78">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71"/>
      <text:p text:style-name="P172"><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72"/>
      <text:p text:style-name="P173"><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79">х</text:span>одит из строя.</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text:soft-page-break/>Ухаживание</text:p>
      <text:p text:style-name="P174"/>
      <text:p text:style-name="P175"><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75"/>
      <text:p text:style-name="P176"><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0">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Любовь</text:p>
      <text:p text:style-name="P178"/>
      <text:p text:style-name="P177"><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77"/>
      <text:p text:style-name="P179"><text:tab/><text:span text:style-name="T9">Нельзя разлюбить. </text:span>Если не отвечать взаимностью на чье-либо чувство, то оно пройдет, смягчит и очистит сердце.</text:p>
      <text:p text:style-name="P179"/>
      <text:p text:style-name="P180"><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80"/>
      <text:p text:style-name="P181"><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81"/>
      <text:p text:style-name="P182"><text:tab/><text:span text:style-name="T9">Любовь и эго. </text:span>Любовь — это эгоизм двоих.</text:p>
      <text:p text:style-name="P182"/>
      <text:p text:style-name="P182"><text:tab/><text:span text:style-name="T9">Вопрос. </text:span>Меня любят?</text:p>
      <text:p text:style-name="P182"/>
      <text:p text:style-name="P183"><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83"/>
      <text:p text:style-name="P184"><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84"/>
      <text:p text:style-name="P185"><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3:30:43.921720351</dc:date>
    <meta:editing-duration>PT7H51M31S</meta:editing-duration>
    <meta:editing-cycles>151</meta:editing-cycles>
    <meta:generator>LibreOffice/5.1.6.2$Linux_X86_64 LibreOffice_project/10m0$Build-2</meta:generator>
    <meta:document-statistic meta:table-count="0" meta:image-count="0" meta:object-count="0" meta:page-count="61" meta:paragraph-count="547" meta:word-count="12392" meta:character-count="86400" meta:non-whitespace-character-count="74032"/>
  </office:meta>
</office:document-meta>
</file>